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riorityClasses" style:family="table">
      <style:table-properties style:width="17.59cm" table:align="margins"/>
    </style:style>
    <style:style style:name="PriorityClasses.A" style:family="table-column">
      <style:table-column-properties style:column-width="2.932cm" style:rel-column-width="10922*"/>
    </style:style>
    <style:style style:name="PriorityClasses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PriorityClasses.B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PriorityClasses.F1" style:family="table-cell">
      <style:table-cell-properties fo:background-color="#cccccc" fo:padding="0.097cm" fo:border="0.05pt solid #000000">
        <style:background-image/>
      </style:table-cell-properties>
    </style:style>
    <style:style style:name="PriorityClasses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PriorityClasses.B2" style:family="table-cell">
      <style:table-cell-properties fo:padding="0.097cm" fo:border-left="0.05pt solid #000000" fo:border-right="none" fo:border-top="none" fo:border-bottom="0.05pt solid #000000"/>
    </style:style>
    <style:style style:name="PriorityClasses.C2" style:family="table-cell">
      <style:table-cell-properties fo:padding="0.097cm" fo:border-left="0.05pt solid #000000" fo:border-right="none" fo:border-top="none" fo:border-bottom="0.05pt solid #000000"/>
    </style:style>
    <style:style style:name="PriorityClasses.D2" style:family="table-cell">
      <style:table-cell-properties fo:padding="0.097cm" fo:border-left="0.05pt solid #000000" fo:border-right="none" fo:border-top="none" fo:border-bottom="0.05pt solid #000000"/>
    </style:style>
    <style:style style:name="PriorityClasses.E2" style:family="table-cell">
      <style:table-cell-properties fo:padding="0.097cm" fo:border-left="0.05pt solid #000000" fo:border-right="none" fo:border-top="none" fo:border-bottom="0.05pt solid #000000"/>
    </style:style>
    <style:style style:name="PriorityClasses.F2" style:family="table-cell">
      <style:table-cell-properties fo:padding="0.097cm" fo:border-left="0.05pt solid #000000" fo:border-right="0.05pt solid #000000" fo:border-top="none" fo:border-bottom="0.05pt solid #000000"/>
    </style:style>
    <style:style style:name="PriorityClasses.B3" style:family="table-cell">
      <style:table-cell-properties fo:padding="0.097cm" fo:border-left="0.05pt solid #000000" fo:border-right="none" fo:border-top="none" fo:border-bottom="0.05pt solid #000000"/>
    </style:style>
    <style:style style:name="PriorityClasses.C3" style:family="table-cell">
      <style:table-cell-properties fo:padding="0.097cm" fo:border-left="0.05pt solid #000000" fo:border-right="none" fo:border-top="none" fo:border-bottom="0.05pt solid #000000"/>
    </style:style>
    <style:style style:name="PriorityClasses.D3" style:family="table-cell">
      <style:table-cell-properties fo:padding="0.097cm" fo:border-left="0.05pt solid #000000" fo:border-right="none" fo:border-top="none" fo:border-bottom="0.05pt solid #000000"/>
    </style:style>
    <style:style style:name="PriorityClasses.E3" style:family="table-cell">
      <style:table-cell-properties fo:padding="0.097cm" fo:border-left="0.05pt solid #000000" fo:border-right="none" fo:border-top="none" fo:border-bottom="0.05pt solid #000000"/>
    </style:style>
    <style:style style:name="PriorityClasses.F3" style:family="table-cell">
      <style:table-cell-properties fo:padding="0.097cm" fo:border-left="0.05pt solid #000000" fo:border-right="0.05pt solid #000000" fo:border-top="none" fo:border-bottom="0.05pt solid #000000"/>
    </style:style>
    <style:style style:name="PriorityClasses.B4" style:family="table-cell">
      <style:table-cell-properties fo:padding="0.097cm" fo:border-left="0.05pt solid #000000" fo:border-right="none" fo:border-top="none" fo:border-bottom="0.05pt solid #000000"/>
    </style:style>
    <style:style style:name="PriorityClasses.C4" style:family="table-cell">
      <style:table-cell-properties fo:padding="0.097cm" fo:border-left="0.05pt solid #000000" fo:border-right="none" fo:border-top="none" fo:border-bottom="0.05pt solid #000000"/>
    </style:style>
    <style:style style:name="PriorityClasses.D4" style:family="table-cell">
      <style:table-cell-properties fo:padding="0.097cm" fo:border-left="0.05pt solid #000000" fo:border-right="none" fo:border-top="none" fo:border-bottom="0.05pt solid #000000"/>
    </style:style>
    <style:style style:name="PriorityClasses.E4" style:family="table-cell">
      <style:table-cell-properties fo:padding="0.097cm" fo:border-left="0.05pt solid #000000" fo:border-right="none" fo:border-top="none" fo:border-bottom="0.05pt solid #000000"/>
    </style:style>
    <style:style style:name="PriorityClasses.F4" style:family="table-cell">
      <style:table-cell-properties fo:padding="0.097cm" fo:border-left="0.05pt solid #000000" fo:border-right="0.05pt solid #000000" fo:border-top="none" fo:border-bottom="0.05pt solid #000000"/>
    </style:style>
    <style:style style:name="PriorityClasses.B5" style:family="table-cell">
      <style:table-cell-properties fo:padding="0.097cm" fo:border-left="0.05pt solid #000000" fo:border-right="none" fo:border-top="none" fo:border-bottom="0.05pt solid #000000"/>
    </style:style>
    <style:style style:name="PriorityClasses.C5" style:family="table-cell">
      <style:table-cell-properties fo:padding="0.097cm" fo:border-left="0.05pt solid #000000" fo:border-right="none" fo:border-top="none" fo:border-bottom="0.05pt solid #000000"/>
    </style:style>
    <style:style style:name="PriorityClasses.D5" style:family="table-cell">
      <style:table-cell-properties fo:padding="0.097cm" fo:border-left="0.05pt solid #000000" fo:border-right="none" fo:border-top="none" fo:border-bottom="0.05pt solid #000000"/>
    </style:style>
    <style:style style:name="PriorityClasses.E5" style:family="table-cell">
      <style:table-cell-properties fo:padding="0.097cm" fo:border-left="0.05pt solid #000000" fo:border-right="none" fo:border-top="none" fo:border-bottom="0.05pt solid #000000"/>
    </style:style>
    <style:style style:name="PriorityClasses.F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d596" officeooo:paragraph-rsid="0011d596"/>
    </style:style>
    <style:style style:name="P2" style:family="paragraph" style:parent-style-name="Standard">
      <style:text-properties officeooo:rsid="00136282" officeooo:paragraph-rsid="00136282"/>
    </style:style>
    <style:style style:name="P3" style:family="paragraph" style:parent-style-name="Heading_20_1">
      <style:text-properties style:font-name="Arial"/>
    </style:style>
    <style:style style:name="P4" style:family="paragraph" style:parent-style-name="Title">
      <style:text-properties style:font-name="Arial"/>
    </style:style>
    <style:style style:name="P5" style:family="paragraph" style:parent-style-name="Table_20_Contents">
      <style:text-properties officeooo:rsid="00136282" officeooo:paragraph-rsid="00136282"/>
    </style:style>
    <style:style style:name="P6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text-properties fo:font-size="11pt" fo:font-weight="bold" officeooo:rsid="00136282" officeooo:paragraph-rsid="00136282" style:font-size-asian="11pt" style:font-weight-asian="bold" style:font-size-complex="11pt" style:font-weight-complex="bold"/>
    </style:style>
    <style:style style:name="P8" style:family="paragraph" style:parent-style-name="Table_20_Contents">
      <style:text-properties fo:font-size="10pt" fo:font-weight="bold" officeooo:rsid="00136282" officeooo:paragraph-rsid="00136282" style:font-size-asian="10pt" style:font-weight-asian="bold" style:font-size-complex="10pt" style:font-weight-complex="bold"/>
    </style:style>
    <style:style style:name="T1" style:family="text">
      <style:text-properties officeooo:rsid="001362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ikings Project</text:p>
      <text:p text:style-name="P4"/>
      <text:p text:style-name="P1"/>
      <text:h text:style-name="P3" text:outline-level="1">AI</text:h>
      <text:p text:style-name="P1">Each entity has a goal. <text:s/>The AI will loop through all known goals and attack the one with the highest <text:s/>stength. <text:s/>Goals are calculated as follows :</text:p>
      <text:p text:style-name="P1">GoalStrength = -D + U * P</text:p>
      <text:p text:style-name="P1">D – Distance – This is a measure of how far away an object is. <text:s/>Closer object are preferred.</text:p>
      <text:p text:style-name="P1">U – Utility – This is a measure of how desirable a target is in comparison to other goals of the same type. <text:s/>High damage defensive structures have a higher utility and should be attacked first. <text:s/>Utility will also increase based on damage. <text:s/>If a structure is at half hp then it will have a high utility than one at full health.</text:p>
      <text:p text:style-name="P1">P – Priority – This is set by the attacking entity. <text:s/>Each unit type will have its own priorities based on the <text:s/><text:span text:style-name="T1">goal it prefers to attack.</text:span></text:p>
      <text:p text:style-name="P1"/>
      <text:p text:style-name="P2">Priority Classes</text:p>
      <text:p text:style-name="P2">Walls - </text:p>
      <text:p text:style-name="P2">Defenses – defensive structures like archer towers and gates</text:p>
      <text:p text:style-name="P2">Raid Targets – gold and metal storage</text:p>
      <text:p text:style-name="P2">Fight – enemy units</text:p>
      <text:p text:style-name="P2">Assist – preference to help a friendly target with a goal</text:p>
      <text:p text:style-name="P2"/>
      <text:p text:style-name="P2">Priority Example</text:p>
      <table:table table:name="PriorityClasses" table:style-name="PriorityClasses">
        <table:table-column table:style-name="PriorityClasses.A" table:number-columns-repeated="6"/>
        <table:table-row>
          <table:table-cell table:style-name="PriorityClasses.A1" office:value-type="string">
            <text:p text:style-name="P6"/>
          </table:table-cell>
          <table:table-cell table:style-name="PriorityClasses.B1" office:value-type="string">
            <text:p text:style-name="P8">Walls</text:p>
          </table:table-cell>
          <table:table-cell table:style-name="PriorityClasses.B1" office:value-type="string">
            <text:p text:style-name="P8">Defences</text:p>
          </table:table-cell>
          <table:table-cell table:style-name="PriorityClasses.B1" office:value-type="string">
            <text:p text:style-name="P8">Raid</text:p>
          </table:table-cell>
          <table:table-cell table:style-name="PriorityClasses.B1" office:value-type="string">
            <text:p text:style-name="P8">Fight</text:p>
          </table:table-cell>
          <table:table-cell table:style-name="PriorityClasses.F1" office:value-type="string">
            <text:p text:style-name="P8">Assist</text:p>
          </table:table-cell>
        </table:table-row>
        <table:table-row>
          <table:table-cell table:style-name="PriorityClasses.A2" office:value-type="string">
            <text:p text:style-name="P7">Warriors</text:p>
          </table:table-cell>
          <table:table-cell table:style-name="PriorityClasses.E5" office:value-type="string">
            <text:p text:style-name="P5">10</text:p>
          </table:table-cell>
          <table:table-cell table:style-name="PriorityClasses.E5" office:value-type="string">
            <text:p text:style-name="P5">40</text:p>
          </table:table-cell>
          <table:table-cell table:style-name="PriorityClasses.E5" office:value-type="string">
            <text:p text:style-name="P5">30</text:p>
          </table:table-cell>
          <table:table-cell table:style-name="PriorityClasses.E5" office:value-type="string">
            <text:p text:style-name="P5">50</text:p>
          </table:table-cell>
          <table:table-cell table:style-name="PriorityClasses.F5" office:value-type="string">
            <text:p text:style-name="P5">20</text:p>
          </table:table-cell>
        </table:table-row>
        <table:table-row>
          <table:table-cell table:style-name="PriorityClasses.A2" office:value-type="string">
            <text:p text:style-name="P7">Archers</text:p>
          </table:table-cell>
          <table:table-cell table:style-name="PriorityClasses.E5" office:value-type="string">
            <text:p text:style-name="P5">10</text:p>
          </table:table-cell>
          <table:table-cell table:style-name="PriorityClasses.E5" office:value-type="string">
            <text:p text:style-name="P5">30</text:p>
          </table:table-cell>
          <table:table-cell table:style-name="PriorityClasses.E5" office:value-type="string">
            <text:p text:style-name="P5">20</text:p>
          </table:table-cell>
          <table:table-cell table:style-name="PriorityClasses.E5" office:value-type="string">
            <text:p text:style-name="P5">50</text:p>
          </table:table-cell>
          <table:table-cell table:style-name="PriorityClasses.F5" office:value-type="string">
            <text:p text:style-name="P5">40</text:p>
          </table:table-cell>
        </table:table-row>
        <table:table-row>
          <table:table-cell table:style-name="PriorityClasses.A2" office:value-type="string">
            <text:p text:style-name="P7">Berserker</text:p>
          </table:table-cell>
          <table:table-cell table:style-name="PriorityClasses.E5" office:value-type="string">
            <text:p text:style-name="P5">20</text:p>
          </table:table-cell>
          <table:table-cell table:style-name="PriorityClasses.E5" office:value-type="string">
            <text:p text:style-name="P5">30</text:p>
          </table:table-cell>
          <table:table-cell table:style-name="PriorityClasses.E5" office:value-type="string">
            <text:p text:style-name="P5">50</text:p>
          </table:table-cell>
          <table:table-cell table:style-name="PriorityClasses.E5" office:value-type="string">
            <text:p text:style-name="P5">80</text:p>
          </table:table-cell>
          <table:table-cell table:style-name="PriorityClasses.F5" office:value-type="string">
            <text:p text:style-name="P5">40</text:p>
          </table:table-cell>
        </table:table-row>
        <table:table-row>
          <table:table-cell table:style-name="PriorityClasses.A2" office:value-type="string">
            <text:p text:style-name="P7">Basher</text:p>
          </table:table-cell>
          <table:table-cell table:style-name="PriorityClasses.E5" office:value-type="string">
            <text:p text:style-name="P5">70</text:p>
          </table:table-cell>
          <table:table-cell table:style-name="PriorityClasses.E5" office:value-type="string">
            <text:p text:style-name="P5">80</text:p>
          </table:table-cell>
          <table:table-cell table:style-name="PriorityClasses.E5" office:value-type="string">
            <text:p text:style-name="P5">60</text:p>
          </table:table-cell>
          <table:table-cell table:style-name="PriorityClasses.E5" office:value-type="string">
            <text:p text:style-name="P5">40</text:p>
          </table:table-cell>
          <table:table-cell table:style-name="PriorityClasses.F5" office:value-type="string">
            <text:p text:style-name="P5">50</text:p>
          </table:table-cell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08:33:23.013000000</meta:creation-date>
    <dc:date>2015-03-17T09:04:42.555000000</dc:date>
    <meta:editing-duration>PT48S</meta:editing-duration>
    <meta:editing-cycles>1</meta:editing-cycles>
    <meta:document-statistic meta:table-count="1" meta:image-count="0" meta:object-count="0" meta:page-count="1" meta:paragraph-count="43" meta:word-count="201" meta:character-count="1054" meta:non-whitespace-character-count="876"/>
    <meta:generator>LibreOffice/4.3.5.2$Windows_x86 LibreOffice_project/3a87456aaa6a95c63eea1c1b3201acedf0751bd5</meta:generator>
  </office:meta>
</office:document-meta>
</file>